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78b4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78b4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78b4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78b4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78b4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78b4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78b4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78b4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78b4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78b4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78b4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78b4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78b4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78b4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78b4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78b4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78b4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Diego Andrés  Ordaz Roja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1/5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33841902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ndrea Del Valle Rojas Gambo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754731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50.35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9" meta:character-count="1172" meta:non-whitespace-character-count="1001"/>
    <meta:template xlink:type="simple" xlink:actuate="onRequest" xlink:title="Normal" xlink:href=""/>
  </office:meta>
</office:document-meta>
</file>